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Gillius ADF Cond" svg:font-family="'Gillius ADF Cond'" style:font-pitch="variable"/>
    <style:font-face style:name="Laksaman" svg:font-family="Laksa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035cm" svg:stroke-color="#000000" draw:marker-start="" draw:marker-start-width="0.252cm" draw:marker-end="" draw:marker-end-width="0.252cm" draw:fill="solid" draw:textarea-vertical-align="middle" fo:padding-top="0.142cm" fo:padding-bottom="0.142cm" fo:padding-left="0.267cm" fo:padding-right="0.267cm"/>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0.704cm"/>
    </style:style>
    <style:style style:name="gr4"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5" style:family="graphic" style:parent-style-name="standard">
      <style:graphic-properties draw:stroke="none" svg:stroke-color="#000000" draw:fill="none" draw:fill-color="#ffffff" draw:auto-grow-height="true" draw:auto-grow-width="false" fo:max-height="0cm" fo:min-height="0.911cm"/>
    </style:style>
    <style:style style:name="gr6" style:family="graphic" style:parent-style-name="standard">
      <style:graphic-properties svg:stroke-color="#ff8000" draw:marker-start="Arrow" draw:marker-start-width="0.3cm" draw:textarea-vertical-align="middle"/>
    </style:style>
    <style:style style:name="gr7" style:family="graphic" style:parent-style-name="objectwithoutfill">
      <style:graphic-properties svg:stroke-width="0.035cm" svg:stroke-color="#2a6099" draw:marker-start="Dimension_20_Lines" draw:marker-start-width="0.252cm" draw:marker-end="Half_20_Circle_20_unfilled" draw:marker-end-width="0.252cm" draw:fill="solid" draw:textarea-vertical-align="middle" fo:padding-top="0.142cm" fo:padding-bottom="0.142cm" fo:padding-left="0.267cm" fo:padding-right="0.267cm"/>
    </style:style>
    <style:style style:name="gr8" style:family="graphic" style:parent-style-name="objectwithoutfill">
      <style:graphic-properties svg:stroke-width="0.035cm" svg:stroke-color="#ff0000" draw:marker-start="Dimension_20_Lines" draw:marker-start-width="0.252cm" draw:marker-end="Dimension_20_Lines" draw:marker-end-width="0.252cm" draw:fill="solid"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0.276cm"/>
    </style:style>
    <style:style style:name="gr10" style:family="graphic" style:parent-style-name="standard">
      <style:graphic-properties draw:stroke="none" svg:stroke-color="#000000" draw:fill="none" draw:fill-color="#ffffff" draw:auto-grow-height="true" draw:auto-grow-width="false" fo:max-height="0cm" fo:min-height="0.551cm"/>
    </style:style>
    <style:style style:name="gr11" style:family="graphic" style:parent-style-name="standard">
      <style:graphic-properties svg:stroke-color="#ff8000" draw:fill-color="#ff8000" draw:opacity="10%" draw:textarea-horizontal-align="justify" draw:textarea-vertical-align="middle" draw:auto-grow-height="false" fo:min-height="1.394cm" fo:min-width="0.5cm"/>
    </style:style>
    <style:style style:name="gr12" style:family="graphic" style:parent-style-name="standard">
      <style:graphic-properties draw:stroke="none" svg:stroke-color="#000000" draw:fill="none" draw:fill-color="#ffffff" draw:auto-grow-height="true" draw:auto-grow-width="false" fo:max-height="0cm" fo:min-height="0.776cm"/>
    </style:style>
    <style:style style:name="gr13" style:family="graphic" style:parent-style-name="standard">
      <style:graphic-properties draw:stroke="solid" svg:stroke-color="#333333" draw:marker-start="" draw:fill-color="#000000" draw:opacity="100%" draw:textarea-horizontal-align="justify" draw:textarea-vertical-align="middle" draw:auto-grow-height="false" fo:min-height="0cm" fo:min-width="11.31cm"/>
    </style:style>
    <style:style style:name="gr14" style:family="graphic">
      <style:graphic-properties style:protect="size"/>
    </style:style>
    <style:style style:name="gr15" style:family="graphic" style:parent-style-name="objectwithoutfill">
      <style:graphic-properties svg:stroke-width="0.028cm" svg:stroke-color="#000000" draw:marker-start-width="0.242cm" draw:marker-end-width="0.242cm" draw:fill="solid" draw:fill-color="#111111" draw:textarea-vertical-align="middle" fo:padding-top="0.139cm" fo:padding-bottom="0.139cm" fo:padding-left="0.264cm" fo:padding-right="0.264cm"/>
    </style:style>
    <style:style style:name="gr16" style:family="graphic" style:parent-style-name="standard">
      <style:graphic-properties draw:stroke="none" svg:stroke-color="#000000" draw:fill="none" draw:fill-color="#ffffff" draw:auto-grow-height="true" draw:auto-grow-width="false" fo:max-height="0cm" fo:min-height="0.312cm"/>
    </style:style>
    <style:style style:name="gr17" style:family="graphic" style:parent-style-name="objectwithoutfill">
      <style:graphic-properties svg:stroke-width="0.035cm" svg:stroke-color="#ff0000" draw:marker-start="Dimension_20_Lines" draw:marker-start-width="0.252cm" draw:marker-end="Rounded_20_short_20_Arrow" draw:marker-end-width="0.252cm" draw:fill="solid" draw:textarea-vertical-align="middle" fo:padding-top="0.142cm" fo:padding-bottom="0.142cm" fo:padding-left="0.267cm" fo:padding-right="0.267cm"/>
    </style:style>
    <style:style style:name="gr18" style:family="graphic" style:parent-style-name="objectwithoutfill">
      <style:graphic-properties svg:stroke-width="0.035cm" svg:stroke-color="#ff0000" draw:marker-start="" draw:marker-start-width="0.252cm" draw:marker-end="Rounded_20_short_20_Arrow" draw:marker-end-width="0.252cm" draw:fill="solid" draw:textarea-vertical-align="middle" fo:padding-top="0.142cm" fo:padding-bottom="0.142cm" fo:padding-left="0.267cm" fo:padding-right="0.267cm"/>
    </style:style>
    <style:style style:name="gr19" style:family="graphic" style:parent-style-name="standard">
      <style:graphic-properties draw:stroke="none" svg:stroke-color="#000000" draw:fill="none" draw:fill-color="#ffffff" draw:auto-grow-height="true" draw:auto-grow-width="false" fo:max-height="0cm" fo:min-height="0.225cm"/>
    </style:style>
    <style:style style:name="pr1" style:family="presentation" style:parent-style-name="Standard-notes">
      <style:graphic-properties draw:fill-color="#ffffff" fo:min-height="13.364cm"/>
    </style:style>
    <style:style style:name="P1" style:family="paragraph">
      <loext:graphic-properties draw:fill="solid"/>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style>
    <style:style style:name="P4" style:family="paragraph">
      <loext:graphic-properties draw:fill="none" draw:fill-color="#ffffff"/>
      <style:paragraph-properties fo:text-align="center" style:writing-mode="lr-tb"/>
      <style:text-properties style:font-name="Laksaman" fo:font-size="12pt" fo:font-style="italic" style:font-size-asian="12pt" style:font-size-complex="12pt"/>
    </style:style>
    <style:style style:name="P5" style:family="paragraph">
      <loext:graphic-properties draw:fill="none" draw:fill-color="#ffffff"/>
      <style:paragraph-properties fo:text-align="center" style:writing-mode="lr-tb"/>
      <style:text-properties fo:color="#ff8000" style:font-name="Liberation Mono" fo:font-size="12pt" style:font-size-asian="12pt" style:font-size-complex="12pt"/>
    </style:style>
    <style:style style:name="P6" style:family="paragraph">
      <loext:graphic-properties draw:fill="none" draw:fill-color="#ffffff"/>
      <style:paragraph-properties fo:text-align="center" style:writing-mode="lr-tb"/>
      <style:text-properties style:font-name="Liberation Mono"/>
    </style:style>
    <style:style style:name="P7" style:family="paragraph">
      <loext:graphic-properties draw:fill-color="#ff8000" draw:opacity="10%"/>
      <style:paragraph-properties fo:text-align="center"/>
    </style:style>
    <style:style style:name="P8" style:family="paragraph">
      <loext:graphic-properties draw:fill="none" draw:fill-color="#ffffff"/>
      <style:paragraph-properties fo:text-align="center" style:writing-mode="lr-tb"/>
      <style:text-properties style:font-name="Gillius ADF Cond" fo:font-size="22pt" style:font-size-asian="22pt" style:font-size-complex="22pt"/>
    </style:style>
    <style:style style:name="P9" style:family="paragraph">
      <loext:graphic-properties draw:fill-color="#000000" draw:opacity="100%"/>
      <style:paragraph-properties fo:text-align="center"/>
    </style:style>
    <style:style style:name="P10" style:family="paragraph">
      <loext:graphic-properties draw:fill-color="#ffffff"/>
      <style:paragraph-properties style:writing-mode="lr-tb"/>
    </style:style>
    <style:style style:name="P11" style:family="paragraph">
      <loext:graphic-properties draw:fill="solid" draw:fill-color="#111111"/>
      <style:paragraph-properties fo:text-align="center"/>
    </style:style>
    <style:style style:name="P12" style:family="paragraph">
      <style:paragraph-properties fo:text-align="start"/>
    </style:style>
    <style:style style:name="P13" style:family="paragraph">
      <loext:graphic-properties draw:fill="none" draw:fill-color="#ffffff"/>
      <style:paragraph-properties fo:text-align="start" style:writing-mode="lr-tb"/>
      <style:text-properties style:font-name="Liberation Mono"/>
    </style:style>
    <style:style style:name="T1" style:family="text">
      <style:text-properties style:font-name="Laksaman" fo:font-size="12pt" fo:font-style="italic" style:font-size-asian="12pt" style:font-size-complex="12pt"/>
    </style:style>
    <style:style style:name="T2" style:family="text">
      <style:text-properties fo:color="#ff8000" style:font-name="Liberation Mono" fo:font-size="10.5pt" style:font-size-asian="10.5pt" style:font-size-complex="10.5pt"/>
    </style:style>
    <style:style style:name="T3" style:family="text">
      <style:text-properties style:font-name="Liberation Mono" fo:font-size="7pt" style:font-size-asian="7pt" style:font-size-complex="7pt"/>
    </style:style>
    <style:style style:name="T4" style:family="text">
      <style:text-properties style:font-name="Gillius ADF Cond" fo:font-size="22pt" style:font-size-asian="22pt" style:font-size-complex="22pt"/>
    </style:style>
    <style:style style:name="T5"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line draw:style-name="gr1" draw:text-style-name="P1" draw:layer="layout" svg:x1="4.2cm" svg:y1="8.139cm" svg:x2="24cm" svg:y2="8.139cm">
          <text:p/>
        </draw:line>
        <draw:frame draw:style-name="gr2" draw:text-style-name="P3" draw:layer="layout" svg:width="1.4cm" svg:height="0.962cm" svg:x="3.5cm" svg:y="8.139cm">
          <draw:text-box>
            <text:p text:style-name="P2">3</text:p>
          </draw:text-box>
        </draw:frame>
        <draw:frame draw:style-name="gr2" draw:text-style-name="P3" draw:layer="layout" svg:width="1.4cm" svg:height="0.962cm" svg:x="7.4cm" svg:y="8.139cm">
          <draw:text-box>
            <text:p text:style-name="P2">7</text:p>
          </draw:text-box>
        </draw:frame>
        <draw:frame draw:style-name="gr2" draw:text-style-name="P3" draw:layer="layout" svg:width="1.4cm" svg:height="0.962cm" svg:x="11.4cm" svg:y="8.139cm">
          <draw:text-box>
            <text:p text:style-name="P2">11</text:p>
          </draw:text-box>
        </draw:frame>
        <draw:frame draw:style-name="gr2" draw:text-style-name="P3" draw:layer="layout" svg:width="1.4cm" svg:height="0.962cm" svg:x="3.5cm" svg:y="8.139cm">
          <draw:text-box>
            <text:p text:style-name="P2">3</text:p>
          </draw:text-box>
        </draw:frame>
        <draw:frame draw:style-name="gr2" draw:text-style-name="P3" draw:layer="layout" svg:width="1.4cm" svg:height="0.962cm" svg:x="15.4cm" svg:y="8.139cm">
          <draw:text-box>
            <text:p text:style-name="P2">15</text:p>
          </draw:text-box>
        </draw:frame>
        <draw:frame draw:style-name="gr2" draw:text-style-name="P3" draw:layer="layout" svg:width="1.4cm" svg:height="0.962cm" svg:x="19.4cm" svg:y="8.139cm">
          <draw:text-box>
            <text:p text:style-name="P2">19</text:p>
          </draw:text-box>
        </draw:frame>
        <draw:frame draw:style-name="gr2" draw:text-style-name="P3" draw:layer="layout" svg:width="1.4cm" svg:height="0.962cm" svg:x="23.2cm" svg:y="8.139cm">
          <draw:text-box>
            <text:p text:style-name="P2">23</text:p>
          </draw:text-box>
        </draw:frame>
        <draw:frame draw:style-name="gr3" draw:text-style-name="P4" draw:layer="layout" svg:width="2cm" svg:height="0.954cm" svg:x="2cm" svg:y="8.139cm">
          <draw:text-box>
            <text:p text:style-name="P2"><text:span text:style-name="T1">U</text:span><text:span text:style-name="T1">T</text:span><text:span text:style-name="T1">C</text:span></text:p>
          </draw:text-box>
        </draw:frame>
        <draw:frame draw:style-name="gr3" draw:text-style-name="P4" draw:layer="layout" svg:width="2cm" svg:height="0.954cm" svg:x="2cm" svg:y="9.039cm">
          <draw:text-box>
            <text:p text:style-name="P2"><text:span text:style-name="T1">L</text:span><text:span text:style-name="T1">O</text:span><text:span text:style-name="T1">C</text:span><text:span text:style-name="T1">A</text:span><text:span text:style-name="T1">L</text:span></text:p>
          </draw:text-box>
        </draw:frame>
        <draw:frame draw:style-name="gr2" draw:text-style-name="P3" draw:layer="layout" svg:width="1.4cm" svg:height="0.962cm" svg:x="3.5cm" svg:y="9.039cm">
          <draw:text-box>
            <text:p text:style-name="P2">5</text:p>
          </draw:text-box>
        </draw:frame>
        <draw:frame draw:style-name="gr2" draw:text-style-name="P3" draw:layer="layout" svg:width="1.4cm" svg:height="0.962cm" svg:x="7.4cm" svg:y="9.039cm">
          <draw:text-box>
            <text:p text:style-name="P2">9</text:p>
          </draw:text-box>
        </draw:frame>
        <draw:frame draw:style-name="gr2" draw:text-style-name="P3" draw:layer="layout" svg:width="1.4cm" svg:height="0.962cm" svg:x="11.4cm" svg:y="9.039cm">
          <draw:text-box>
            <text:p text:style-name="P2">13</text:p>
          </draw:text-box>
        </draw:frame>
        <draw:frame draw:style-name="gr2" draw:text-style-name="P3" draw:layer="layout" svg:width="1.4cm" svg:height="0.962cm" svg:x="15.4cm" svg:y="9.039cm">
          <draw:text-box>
            <text:p text:style-name="P2">17</text:p>
          </draw:text-box>
        </draw:frame>
        <draw:frame draw:style-name="gr2" draw:text-style-name="P3" draw:layer="layout" svg:width="1.4cm" svg:height="0.962cm" svg:x="19.4cm" svg:y="9.039cm">
          <draw:text-box>
            <text:p text:style-name="P2">21</text:p>
          </draw:text-box>
        </draw:frame>
        <draw:frame draw:style-name="gr2" draw:text-style-name="P3" draw:layer="layout" svg:width="1.4cm" svg:height="0.962cm" svg:x="23.2cm" svg:y="9.039cm">
          <draw:text-box>
            <text:p text:style-name="P2">1</text:p>
          </draw:text-box>
        </draw:frame>
        <draw:line draw:style-name="gr4" draw:text-style-name="P1" draw:layer="layout" svg:x1="4.2cm" svg:y1="8.139cm" svg:x2="4.2cm" svg:y2="7.739cm">
          <text:p/>
        </draw:line>
        <draw:line draw:style-name="gr4" draw:text-style-name="P1" draw:layer="layout" svg:x1="8.1cm" svg:y1="8.139cm" svg:x2="8.1cm" svg:y2="7.739cm">
          <text:p/>
        </draw:line>
        <draw:line draw:style-name="gr4" draw:text-style-name="P1" draw:layer="layout" svg:x1="12.1cm" svg:y1="8.139cm" svg:x2="12.1cm" svg:y2="7.739cm">
          <text:p/>
        </draw:line>
        <draw:line draw:style-name="gr4" draw:text-style-name="P1" draw:layer="layout" svg:x1="16.1cm" svg:y1="8.139cm" svg:x2="16.1cm" svg:y2="7.739cm">
          <text:p/>
        </draw:line>
        <draw:line draw:style-name="gr4" draw:text-style-name="P1" draw:layer="layout" svg:x1="20.1cm" svg:y1="8.139cm" svg:x2="20.1cm" svg:y2="7.739cm">
          <text:p/>
        </draw:line>
        <draw:line draw:style-name="gr4" draw:text-style-name="P1" draw:layer="layout" svg:x1="24cm" svg:y1="8.139cm" svg:x2="24cm" svg:y2="7.739cm">
          <text:p/>
        </draw:line>
        <draw:frame draw:style-name="gr5" draw:text-style-name="P5" draw:layer="layout" svg:width="3.2cm" svg:height="1.161cm" svg:x="10.5cm" svg:y="11.439cm">
          <draw:text-box>
            <text:p text:style-name="P2"><text:span text:style-name="T2">F</text:span><text:span text:style-name="T2">i</text:span><text:span text:style-name="T2">x </text:span><text:span text:style-name="T2">s</text:span><text:span text:style-name="T2">k</text:span><text:span text:style-name="T2">i</text:span><text:span text:style-name="T2">p</text:span><text:span text:style-name="T2">p</text:span><text:span text:style-name="T2">e</text:span><text:span text:style-name="T2">d</text:span></text:p>
          </draw:text-box>
        </draw:frame>
        <draw:line draw:style-name="gr6" draw:text-style-name="P2" draw:layer="layout" svg:x1="12.1cm" svg:y1="10.039cm" svg:x2="12.1cm" svg:y2="11.4cm">
          <text:p/>
        </draw:line>
        <draw:line draw:style-name="gr7" draw:text-style-name="P1" draw:layer="layout" svg:x1="4.2cm" svg:y1="7.039cm" svg:x2="8.1cm" svg:y2="7.039cm">
          <text:p/>
        </draw:line>
        <draw:line draw:style-name="gr8" draw:text-style-name="P1" draw:layer="layout" svg:x1="4.199cm" svg:y1="6.039cm" svg:x2="8.099cm" svg:y2="6.039cm">
          <text:p/>
        </draw:line>
        <draw:line draw:style-name="gr7" draw:text-style-name="P1" draw:layer="layout" svg:x1="8.099cm" svg:y1="7.039cm" svg:x2="12.098cm" svg:y2="7.039cm">
          <text:p/>
        </draw:line>
        <draw:line draw:style-name="gr7" draw:text-style-name="P1" draw:layer="layout" svg:x1="12.098cm" svg:y1="7.039cm" svg:x2="20.1cm" svg:y2="7.039cm">
          <text:p/>
        </draw:line>
        <draw:line draw:style-name="gr7" draw:text-style-name="P1" draw:layer="layout" svg:x1="20.098cm" svg:y1="7.039cm" svg:x2="23.998cm" svg:y2="7.039cm">
          <text:p/>
        </draw:line>
        <draw:line draw:style-name="gr8" draw:text-style-name="P1" draw:layer="layout" svg:x1="8.099cm" svg:y1="6.039cm" svg:x2="12.099cm" svg:y2="6.039cm">
          <text:p/>
        </draw:line>
        <draw:line draw:style-name="gr8" draw:text-style-name="P1" draw:layer="layout" svg:x1="12.099cm" svg:y1="6.039cm" svg:x2="20.1cm" svg:y2="6.039cm">
          <text:p/>
        </draw:line>
        <draw:line draw:style-name="gr8" draw:text-style-name="P1" draw:layer="layout" svg:x1="20.099cm" svg:y1="6.039cm" svg:x2="23.999cm" svg:y2="6.039cm">
          <text:p/>
        </draw:line>
        <draw:frame draw:style-name="gr3" draw:text-style-name="P4" draw:layer="layout" svg:width="2cm" svg:height="0.954cm" svg:x="1.8cm" svg:y="5.4cm">
          <draw:text-box>
            <text:p text:style-name="P2"><text:span text:style-name="T1">T</text:span><text:span text:style-name="T1">e</text:span><text:span text:style-name="T1">m</text:span><text:span text:style-name="T1">p</text:span></text:p>
          </draw:text-box>
        </draw:frame>
        <draw:frame draw:style-name="gr3" draw:text-style-name="P4" draw:layer="layout" svg:width="2cm" svg:height="0.954cm" svg:x="1.8cm" svg:y="6.5cm">
          <draw:text-box>
            <text:p text:style-name="P2"><text:span text:style-name="T1">P</text:span><text:span text:style-name="T1">r</text:span><text:span text:style-name="T1">e</text:span><text:span text:style-name="T1">c</text:span><text:span text:style-name="T1">i</text:span><text:span text:style-name="T1">p</text:span></text:p>
          </draw:text-box>
        </draw:frame>
        <draw:frame draw:style-name="gr9" draw:text-style-name="P6" draw:layer="layout" svg:width="3.8cm" svg:height="0.526cm" svg:x="4.2cm" svg:y="5.4cm">
          <draw:text-box>
            <text:p text:style-name="P2"><text:span text:style-name="T3">(</text:span><text:span text:style-name="T3">3</text:span><text:span text:style-name="T3">, </text:span><text:span text:style-name="T3">4</text:span><text:span text:style-name="T3">, </text:span><text:span text:style-name="T3">5</text:span><text:span text:style-name="T3">, </text:span><text:span text:style-name="T3">6</text:span><text:span text:style-name="T3">, </text:span><text:span text:style-name="T3">7</text:span><text:span text:style-name="T3">)</text:span></text:p>
          </draw:text-box>
        </draw:frame>
        <draw:frame draw:style-name="gr9" draw:text-style-name="P6" draw:layer="layout" svg:width="3.8cm" svg:height="0.526cm" svg:x="4.2cm" svg:y="6.4cm">
          <draw:text-box>
            <text:p text:style-name="P2"><text:span text:style-name="T3">(</text:span><text:span text:style-name="T3">3</text:span><text:span text:style-name="T3">, </text:span><text:span text:style-name="T3">4</text:span><text:span text:style-name="T3">, </text:span><text:span text:style-name="T3">5</text:span><text:span text:style-name="T3">, </text:span><text:span text:style-name="T3">6</text:span><text:span text:style-name="T3">)</text:span></text:p>
          </draw:text-box>
        </draw:frame>
        <draw:frame draw:style-name="gr9" draw:text-style-name="P6" draw:layer="layout" svg:width="3.8cm" svg:height="0.526cm" svg:x="8.2cm" svg:y="5.4cm">
          <draw:text-box>
            <text:p text:style-name="P2"><text:span text:style-name="T3">(</text:span><text:span text:style-name="T3">7</text:span><text:span text:style-name="T3">, </text:span><text:span text:style-name="T3">8</text:span><text:span text:style-name="T3">, </text:span><text:span text:style-name="T3">9</text:span><text:span text:style-name="T3">, </text:span><text:span text:style-name="T3">1</text:span><text:span text:style-name="T3">0</text:span><text:span text:style-name="T3">, </text:span><text:span text:style-name="T3">1</text:span><text:span text:style-name="T3">1</text:span><text:span text:style-name="T3">)</text:span></text:p>
          </draw:text-box>
        </draw:frame>
        <draw:frame draw:style-name="gr10" draw:text-style-name="P6" draw:layer="layout" svg:width="7.8cm" svg:height="0.801cm" svg:x="12.2cm" svg:y="5.4cm">
          <draw:text-box>
            <text:p text:style-name="P2"><text:span text:style-name="T3">(</text:span><text:span text:style-name="T3">1</text:span><text:span text:style-name="T3">1</text:span><text:span text:style-name="T3">, </text:span><text:span text:style-name="T3">1</text:span><text:span text:style-name="T3">2</text:span><text:span text:style-name="T3">, </text:span><text:span text:style-name="T3">1</text:span><text:span text:style-name="T3">3</text:span><text:span text:style-name="T3">, </text:span><text:span text:style-name="T3">1</text:span><text:span text:style-name="T3">4</text:span><text:span text:style-name="T3">, </text:span><text:span text:style-name="T3">1</text:span><text:span text:style-name="T3">5</text:span><text:span text:style-name="T3">, </text:span><text:span text:style-name="T3">1</text:span><text:span text:style-name="T3">6</text:span><text:span text:style-name="T3">, </text:span><text:span text:style-name="T3">1</text:span><text:span text:style-name="T3">7</text:span><text:span text:style-name="T3">, </text:span><text:span text:style-name="T3">1</text:span><text:span text:style-name="T3">8</text:span><text:span text:style-name="T3">, </text:span><text:span text:style-name="T3">1</text:span><text:span text:style-name="T3">9</text:span><text:span text:style-name="T3">)</text:span></text:p>
          </draw:text-box>
        </draw:frame>
        <draw:frame draw:style-name="gr9" draw:text-style-name="P6" draw:layer="layout" svg:width="3.8cm" svg:height="0.526cm" svg:x="20.1cm" svg:y="5.4cm">
          <draw:text-box>
            <text:p text:style-name="P2"><text:span text:style-name="T3">(</text:span><text:span text:style-name="T3">1</text:span><text:span text:style-name="T3">9</text:span><text:span text:style-name="T3">, </text:span><text:span text:style-name="T3">2</text:span><text:span text:style-name="T3">0</text:span><text:span text:style-name="T3">, </text:span><text:span text:style-name="T3">2</text:span><text:span text:style-name="T3">1</text:span><text:span text:style-name="T3">, </text:span><text:span text:style-name="T3">2</text:span><text:span text:style-name="T3">2</text:span><text:span text:style-name="T3">, </text:span><text:span text:style-name="T3">2</text:span><text:span text:style-name="T3">3</text:span><text:span text:style-name="T3">)</text:span></text:p>
          </draw:text-box>
        </draw:frame>
        <draw:frame draw:style-name="gr9" draw:text-style-name="P6" draw:layer="layout" svg:width="3.8cm" svg:height="0.526cm" svg:x="8.2cm" svg:y="6.4cm">
          <draw:text-box>
            <text:p text:style-name="P2"><text:span text:style-name="T3">(</text:span><text:span text:style-name="T3">7</text:span><text:span text:style-name="T3">, </text:span><text:span text:style-name="T3">8</text:span><text:span text:style-name="T3">, </text:span><text:span text:style-name="T3">9</text:span><text:span text:style-name="T3">, </text:span><text:span text:style-name="T3">1</text:span><text:span text:style-name="T3">0</text:span><text:span text:style-name="T3">)</text:span></text:p>
          </draw:text-box>
        </draw:frame>
        <draw:frame draw:style-name="gr10" draw:text-style-name="P6" draw:layer="layout" svg:width="7.8cm" svg:height="0.801cm" svg:x="12.2cm" svg:y="6.401cm">
          <draw:text-box>
            <text:p text:style-name="P2"><text:span text:style-name="T3">(</text:span><text:span text:style-name="T3">1</text:span><text:span text:style-name="T3">1</text:span><text:span text:style-name="T3">, </text:span><text:span text:style-name="T3">1</text:span><text:span text:style-name="T3">2</text:span><text:span text:style-name="T3">, </text:span><text:span text:style-name="T3">1</text:span><text:span text:style-name="T3">3</text:span><text:span text:style-name="T3">, </text:span><text:span text:style-name="T3">1</text:span><text:span text:style-name="T3">4</text:span><text:span text:style-name="T3">, </text:span><text:span text:style-name="T3">1</text:span><text:span text:style-name="T3">5</text:span><text:span text:style-name="T3">, </text:span><text:span text:style-name="T3">1</text:span><text:span text:style-name="T3">6</text:span><text:span text:style-name="T3">, </text:span><text:span text:style-name="T3">1</text:span><text:span text:style-name="T3">7</text:span><text:span text:style-name="T3">, </text:span><text:span text:style-name="T3">1</text:span><text:span text:style-name="T3">8</text:span><text:span text:style-name="T3">)</text:span></text:p>
          </draw:text-box>
        </draw:frame>
        <draw:frame draw:style-name="gr9" draw:text-style-name="P6" draw:layer="layout" svg:width="3.8cm" svg:height="0.526cm" svg:x="20.1cm" svg:y="6.4cm">
          <draw:text-box>
            <text:p text:style-name="P2"><text:span text:style-name="T3">(</text:span><text:span text:style-name="T3">1</text:span><text:span text:style-name="T3">9</text:span><text:span text:style-name="T3">, </text:span><text:span text:style-name="T3">2</text:span><text:span text:style-name="T3">0</text:span><text:span text:style-name="T3">, </text:span><text:span text:style-name="T3">2</text:span><text:span text:style-name="T3">1</text:span><text:span text:style-name="T3">, </text:span><text:span text:style-name="T3">2</text:span><text:span text:style-name="T3">2</text:span><text:span text:style-name="T3">)</text:span></text:p>
          </draw:text-box>
        </draw:frame>
        <draw:custom-shape draw:style-name="gr11" draw:text-style-name="P7" draw:layer="layout" svg:width="1cm" svg:height="1.644cm" svg:x="11.6cm" svg:y="8.259cm">
          <text:p/>
          <draw:enhanced-geometry svg:viewBox="0 0 21600 21600" draw:type="rectangle" draw:enhanced-path="M 0 0 L 21600 0 21600 21600 0 21600 0 0 Z N"/>
        </draw:custom-shape>
        <draw:frame draw:style-name="gr12" draw:text-style-name="P8" draw:layer="layout" svg:width="9.6cm" svg:height="1.026cm" svg:x="9.2cm" svg:y="0.6cm">
          <draw:text-box>
            <text:p text:style-name="P2"><text:span text:style-name="T4">C</text:span><text:span text:style-name="T4">l</text:span><text:span text:style-name="T4">i</text:span><text:span text:style-name="T4">m</text:span><text:span text:style-name="T4">a</text:span><text:span text:style-name="T4">t</text:span><text:span text:style-name="T4">e</text:span><text:span text:style-name="T4"> </text:span><text:span text:style-name="T4">D</text:span><text:span text:style-name="T4">a</text:span><text:span text:style-name="T4">t</text:span><text:span text:style-name="T4">a</text:span><text:span text:style-name="T4"> </text:span><text:span text:style-name="T4">A</text:span><text:span text:style-name="T4">g</text:span><text:span text:style-name="T4">g</text:span><text:span text:style-name="T4">r</text:span><text:span text:style-name="T4">e</text:span><text:span text:style-name="T4">g</text:span><text:span text:style-name="T4">a</text:span><text:span text:style-name="T4">t</text:span><text:span text:style-name="T4">i</text:span><text:span text:style-name="T4">o</text:span><text:span text:style-name="T4">n</text:span></text:p>
          </draw:text-box>
        </draw:frame>
        <draw:custom-shape draw:style-name="gr13" draw:text-style-name="P9" draw:layer="layout" svg:width="16.7cm" svg:height="0.01cm" svg:x="5.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draw:style-name="gr12" draw:text-style-name="P8" draw:layer="layout" svg:width="9.6cm" svg:height="1.026cm" svg:x="9.2cm" svg:y="0.6cm">
          <draw:text-box>
            <text:p text:style-name="P2"><text:span text:style-name="T4">Ve</text:span><text:span text:style-name="T4">get</text:span><text:span text:style-name="T4">ati</text:span><text:span text:style-name="T4">on </text:span><text:span text:style-name="T4">&amp; </text:span><text:span text:style-name="T4">Wa</text:span><text:span text:style-name="T4">ter </text:span><text:span text:style-name="T4">Me</text:span><text:span text:style-name="T4">rge</text:span><text:span text:style-name="T4">r</text:span></text:p>
          </draw:text-box>
        </draw:frame>
        <draw:custom-shape draw:style-name="gr13" draw:text-style-name="P9" draw:layer="layout" svg:width="16.7cm" svg:height="0.01cm" svg:x="5.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 draw:text-style-name="P11" draw:layer="layout" svg:x1="5.75cm" svg:y1="7.799cm" svg:x2="22.25cm" svg:y2="7.799cm">
            <text:p/>
          </draw:line>
          <draw:line draw:style-name="gr15" draw:text-style-name="P11" draw:layer="layout" svg:x1="5.75cm" svg:y1="7.799cm" svg:x2="5.75cm" svg:y2="7.53cm">
            <text:p/>
          </draw:line>
          <draw:line draw:style-name="gr15" draw:text-style-name="P11" draw:layer="layout" svg:x1="7.25cm" svg:y1="7.8cm" svg:x2="7.25cm" svg:y2="7.531cm">
            <text:p/>
          </draw:line>
          <draw:line draw:style-name="gr15" draw:text-style-name="P11" draw:layer="layout" svg:x1="7.25cm" svg:y1="7.799cm" svg:x2="7.25cm" svg:y2="7.53cm">
            <text:p/>
          </draw:line>
          <draw:line draw:style-name="gr15" draw:text-style-name="P11" draw:layer="layout" svg:x1="8.75cm" svg:y1="7.8cm" svg:x2="8.75cm" svg:y2="7.531cm">
            <text:p/>
          </draw:line>
          <draw:line draw:style-name="gr15" draw:text-style-name="P11" draw:layer="layout" svg:x1="8.75cm" svg:y1="7.799cm" svg:x2="8.75cm" svg:y2="7.53cm">
            <text:p/>
          </draw:line>
          <draw:line draw:style-name="gr15" draw:text-style-name="P11" draw:layer="layout" svg:x1="10.25cm" svg:y1="7.8cm" svg:x2="10.25cm" svg:y2="7.531cm">
            <text:p/>
          </draw:line>
          <draw:line draw:style-name="gr15" draw:text-style-name="P11" draw:layer="layout" svg:x1="10.25cm" svg:y1="7.799cm" svg:x2="10.25cm" svg:y2="7.53cm">
            <text:p/>
          </draw:line>
          <draw:line draw:style-name="gr15" draw:text-style-name="P11" draw:layer="layout" svg:x1="11.75cm" svg:y1="7.8cm" svg:x2="11.75cm" svg:y2="7.531cm">
            <text:p/>
          </draw:line>
          <draw:line draw:style-name="gr15" draw:text-style-name="P11" draw:layer="layout" svg:x1="11.75cm" svg:y1="7.799cm" svg:x2="11.75cm" svg:y2="7.53cm">
            <text:p/>
          </draw:line>
          <draw:line draw:style-name="gr15" draw:text-style-name="P11" draw:layer="layout" svg:x1="13.25cm" svg:y1="7.8cm" svg:x2="13.25cm" svg:y2="7.531cm">
            <text:p/>
          </draw:line>
          <draw:line draw:style-name="gr15" draw:text-style-name="P11" draw:layer="layout" svg:x1="13.25cm" svg:y1="7.799cm" svg:x2="13.25cm" svg:y2="7.53cm">
            <text:p/>
          </draw:line>
          <draw:line draw:style-name="gr15" draw:text-style-name="P11" draw:layer="layout" svg:x1="14.75cm" svg:y1="7.8cm" svg:x2="14.75cm" svg:y2="7.531cm">
            <text:p/>
          </draw:line>
          <draw:line draw:style-name="gr15" draw:text-style-name="P11" draw:layer="layout" svg:x1="14.75cm" svg:y1="7.799cm" svg:x2="14.75cm" svg:y2="7.53cm">
            <text:p/>
          </draw:line>
          <draw:line draw:style-name="gr15" draw:text-style-name="P11" draw:layer="layout" svg:x1="16.25cm" svg:y1="7.8cm" svg:x2="16.25cm" svg:y2="7.531cm">
            <text:p/>
          </draw:line>
          <draw:line draw:style-name="gr15" draw:text-style-name="P11" draw:layer="layout" svg:x1="16.25cm" svg:y1="7.799cm" svg:x2="16.25cm" svg:y2="7.53cm">
            <text:p/>
          </draw:line>
          <draw:line draw:style-name="gr15" draw:text-style-name="P11" draw:layer="layout" svg:x1="17.75cm" svg:y1="7.8cm" svg:x2="17.75cm" svg:y2="7.531cm">
            <text:p/>
          </draw:line>
          <draw:line draw:style-name="gr15" draw:text-style-name="P11" draw:layer="layout" svg:x1="17.75cm" svg:y1="7.799cm" svg:x2="17.75cm" svg:y2="7.53cm">
            <text:p/>
          </draw:line>
          <draw:line draw:style-name="gr15" draw:text-style-name="P11" draw:layer="layout" svg:x1="19.25cm" svg:y1="7.8cm" svg:x2="19.25cm" svg:y2="7.531cm">
            <text:p/>
          </draw:line>
          <draw:line draw:style-name="gr15" draw:text-style-name="P11" draw:layer="layout" svg:x1="19.25cm" svg:y1="7.799cm" svg:x2="19.25cm" svg:y2="7.53cm">
            <text:p/>
          </draw:line>
          <draw:line draw:style-name="gr15" draw:text-style-name="P11" draw:layer="layout" svg:x1="20.75cm" svg:y1="7.8cm" svg:x2="20.75cm" svg:y2="7.531cm">
            <text:p/>
          </draw:line>
          <draw:line draw:style-name="gr15" draw:text-style-name="P11" draw:layer="layout" svg:x1="20.75cm" svg:y1="7.799cm" svg:x2="20.75cm" svg:y2="7.53cm">
            <text:p/>
          </draw:line>
          <draw:line draw:style-name="gr15" draw:text-style-name="P11" draw:layer="layout" svg:x1="22.25cm" svg:y1="7.8cm" svg:x2="22.25cm" svg:y2="7.531cm">
            <text:p/>
          </draw:line>
          <draw:line draw:style-name="gr15" draw:text-style-name="P11" draw:layer="layout" svg:x1="22.25cm" svg:y1="7.799cm" svg:x2="22.25cm" svg:y2="7.53cm">
            <text:p/>
          </draw:line>
          <draw:frame draw:style-name="gr16" draw:text-style-name="P3" draw:layer="layout" svg:width="1.4cm" svg:height="0.662cm" svg:x="5.05cm" svg:y="7.799cm">
            <draw:text-box>
              <text:p text:style-name="P2"><text:span text:style-name="T5">Jan</text:span></text:p>
            </draw:text-box>
          </draw:frame>
          <draw:frame draw:style-name="gr16" draw:text-style-name="P3" draw:layer="layout" svg:width="1.4cm" svg:height="0.662cm" svg:x="6.55cm" svg:y="7.799cm">
            <draw:text-box>
              <text:p text:style-name="P2"><text:span text:style-name="T5">Feb</text:span></text:p>
            </draw:text-box>
          </draw:frame>
          <draw:frame draw:style-name="gr16" draw:text-style-name="P3" draw:layer="layout" svg:width="1.4cm" svg:height="0.662cm" svg:x="8.05cm" svg:y="7.799cm">
            <draw:text-box>
              <text:p text:style-name="P2"><text:span text:style-name="T5">Mar</text:span></text:p>
            </draw:text-box>
          </draw:frame>
          <draw:frame draw:style-name="gr16" draw:text-style-name="P3" draw:layer="layout" svg:width="1.4cm" svg:height="0.662cm" svg:x="9.55cm" svg:y="7.799cm">
            <draw:text-box>
              <text:p text:style-name="P2"><text:span text:style-name="T5">Apr</text:span></text:p>
            </draw:text-box>
          </draw:frame>
          <draw:frame draw:style-name="gr16" draw:text-style-name="P3" draw:layer="layout" svg:width="1.4cm" svg:height="0.662cm" svg:x="11.05cm" svg:y="7.799cm">
            <draw:text-box>
              <text:p text:style-name="P2"><text:span text:style-name="T5">May</text:span></text:p>
            </draw:text-box>
          </draw:frame>
          <draw:frame draw:style-name="gr16" draw:text-style-name="P3" draw:layer="layout" svg:width="1.4cm" svg:height="0.662cm" svg:x="12.55cm" svg:y="7.799cm">
            <draw:text-box>
              <text:p text:style-name="P2"><text:span text:style-name="T5">Jun</text:span></text:p>
            </draw:text-box>
          </draw:frame>
          <draw:frame draw:style-name="gr16" draw:text-style-name="P3" draw:layer="layout" svg:width="1.4cm" svg:height="0.662cm" svg:x="14.05cm" svg:y="7.799cm">
            <draw:text-box>
              <text:p text:style-name="P2"><text:span text:style-name="T5">Jul</text:span></text:p>
            </draw:text-box>
          </draw:frame>
          <draw:frame draw:style-name="gr16" draw:text-style-name="P3" draw:layer="layout" svg:width="1.4cm" svg:height="0.662cm" svg:x="15.55cm" svg:y="7.799cm">
            <draw:text-box>
              <text:p text:style-name="P2"><text:span text:style-name="T5">Aug</text:span></text:p>
            </draw:text-box>
          </draw:frame>
          <draw:frame draw:style-name="gr16" draw:text-style-name="P3" draw:layer="layout" svg:width="1.4cm" svg:height="0.662cm" svg:x="17.05cm" svg:y="7.799cm">
            <draw:text-box>
              <text:p text:style-name="P2"><text:span text:style-name="T5">Sep</text:span></text:p>
            </draw:text-box>
          </draw:frame>
          <draw:frame draw:style-name="gr16" draw:text-style-name="P3" draw:layer="layout" svg:width="1.4cm" svg:height="0.662cm" svg:x="18.55cm" svg:y="7.799cm">
            <draw:text-box>
              <text:p text:style-name="P2"><text:span text:style-name="T5">Oct</text:span></text:p>
            </draw:text-box>
          </draw:frame>
          <draw:frame draw:style-name="gr16" draw:text-style-name="P3" draw:layer="layout" svg:width="1.4cm" svg:height="0.662cm" svg:x="20.05cm" svg:y="7.799cm">
            <draw:text-box>
              <text:p text:style-name="P2"><text:span text:style-name="T5">Nov</text:span></text:p>
            </draw:text-box>
          </draw:frame>
          <draw:frame draw:style-name="gr16" draw:text-style-name="P3" draw:layer="layout" svg:width="1.4cm" svg:height="0.662cm" svg:x="21.55cm" svg:y="7.799cm">
            <draw:text-box>
              <text:p text:style-name="P2"><text:span text:style-name="T5">Dec</text:span></text:p>
            </draw:text-box>
          </draw:frame>
        </draw:g>
        <draw:line draw:style-name="gr17" draw:text-style-name="P1" draw:layer="layout" svg:x1="9.4cm" svg:y1="7cm" svg:x2="22.25cm" svg:y2="7cm">
          <text:p/>
        </draw:line>
        <draw:line draw:style-name="gr18" draw:text-style-name="P1" draw:layer="layout" svg:x1="5.75cm" svg:y1="7cm" svg:x2="9.2cm" svg:y2="7cm">
          <text:p/>
        </draw:line>
        <draw:frame draw:style-name="gr19" draw:text-style-name="P13" draw:layer="layout" svg:width="7.2cm" svg:height="0.526cm" svg:x="9.4cm" svg:y="6.474cm">
          <draw:text-box>
            <text:p text:style-name="P12"><text:span text:style-name="T3">MOD44B </text:span><text:span text:style-name="T3">begins </text:span><text:span text:style-name="T3">on day </text:span><text:span text:style-name="T3">65 of </text:span><text:span text:style-name="T3">each </text:span><text:span text:style-name="T3">year</text:span></text:p>
          </draw:text-box>
        </draw:frame>
        <presentation:notes draw:style-name="dp2">
          <draw:page-thumbnail draw:style-name="gr14" draw:layer="layout" svg:width="19.798cm" svg:height="11.136cm" svg:x="0.6cm" svg:y="2.257cm" draw:page-number="2"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Gillius ADF Cond" svg:font-family="'Gillius ADF Cond'" style:font-pitch="variable"/>
    <style:font-face style:name="Laksaman" svg:font-family="Laksa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1-04T09:12:20.158956915</meta:creation-date>
    <dc:date>2022-01-06T14:40:16.903261516</dc:date>
    <meta:editing-duration>PT11M51S</meta:editing-duration>
    <meta:editing-cycles>3</meta:editing-cycles>
    <meta:generator>LibreOffice/6.0.7.3$Linux_X86_64 LibreOffice_project/00m0$Build-3</meta:generator>
    <meta:document-statistic meta:object-count="112"/>
  </office:meta>
</office:document-meta>
</file>